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23CC4FC7597C306937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3465a4" draw:fill="none" draw:fill-color="#ffffff" fo:min-height="3.785cm" draw:shadow="visible" draw:shadow-offset-x="0.035cm" draw:shadow-offset-y="0.035cm" draw:shadow-color="#00000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-0.9cm" fo:margin-right="1.7cm" fo:text-indent="1.9cm" style:writing-mode="lr-tb"/>
      <style:text-properties fo:color="#fafafa" loext:opacity="100%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afafa" loext:opacity="100%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0.001cm" svg:height="21.25cm" svg:x="0cm" svg:y="-5.25cm">
          <draw:image xlink:href="Pictures/10000000000001F400000223CC4FC7597C306937.gif" xlink:type="simple" xlink:show="embed" xlink:actuate="onLoad" draw:mime-type="image/gif">
            <text:p/>
          </draw:image>
        </draw:frame>
        <draw:frame draw:style-name="gr2" draw:text-style-name="P2" draw:layer="layout" svg:width="9.187cm" svg:height="5.927cm" svg:x="0.407cm" svg:y="2.378cm">
          <draw:text-box>
            <text:p><text:span text:style-name="T1">[________] <text:s/>[___.___] <text:s text:c="3"/>[___.___]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17cm" fo:margin-left="0cm" fo:margin-right="0cm" fo:page-width="10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8-03T20:20:37.287471370</dc:date>
    <meta:editing-duration>PT3H1M13S</meta:editing-duration>
    <meta:editing-cycles>18</meta:editing-cycles>
    <meta:generator>LibreOffice/7.0.6.2$Linux_X86_64 LibreOffice_project/00$Build-2</meta:generator>
    <meta:document-statistic meta:object-count="2"/>
  </office:meta>
</office:document-meta>
</file>